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Roboto, 'Open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variant="normal" fo:text-transform="none" fo:color="#222222" style:font-name="Liberation Serif" fo:font-size="12pt" fo:letter-spacing="normal" fo:font-style="normal" fo:font-weight="normal" officeooo:rsid="00132231" officeooo:paragraph-rsid="00132231" style:font-size-asian="12pt" style:font-size-complex="12pt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size="12pt" officeooo:paragraph-rsid="000dc21d" style:font-size-asian="12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size="12pt" officeooo:paragraph-rsid="0022b2bd" style:font-size-asian="12pt" style:font-size-complex="12p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officeooo:paragraph-rsid="00132231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officeooo:paragraph-rsid="00309ddb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size="12pt" officeooo:paragraph-rsid="000dc21d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size="12pt" officeooo:rsid="001501a5" officeooo:paragraph-rsid="001501a5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1b513c" officeooo:paragraph-rsid="001d52df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1b513c" officeooo:paragraph-rsid="001ff95a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1de237" officeooo:paragraph-rsid="001de237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21a056" officeooo:paragraph-rsid="0021a056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280bc5" officeooo:paragraph-rsid="002b1a7a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style:font-name="Liberation Serif" fo:font-size="12pt" officeooo:rsid="002d3f03" officeooo:paragraph-rsid="00309ddb" style:font-size-asian="12pt" style:font-size-complex="12pt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fo:font-size="12pt" officeooo:paragraph-rsid="000dc21d" style:font-size-asian="12pt" style:font-size-complex="12pt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style:page-number="auto" fo:background-color="transparent"/>
      <style:text-properties fo:font-weight="bold" officeooo:rsid="00247c3b" officeooo:paragraph-rsid="00247c3b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reak-before="page" fo:background-color="transparent"/>
      <style:text-properties style:font-name="Liberation Serif" fo:font-size="12pt" officeooo:rsid="00280bc5" officeooo:paragraph-rsid="002a69a7" style:font-size-asian="12pt" style:font-size-complex="12pt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reak-before="page" fo:background-color="transparent"/>
      <style:text-properties style:font-name="Liberation Serif" fo:font-size="12pt" officeooo:rsid="002b6e05" officeooo:paragraph-rsid="002b6e05" style:font-size-asian="12pt" style:font-size-complex="12p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reak-before="page" fo:background-color="transparent"/>
      <style:text-properties style:font-name="Liberation Serif" fo:font-size="12pt" fo:font-weight="bold" officeooo:rsid="002b1a7a" officeooo:paragraph-rsid="002b1a7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04aafa" officeooo:paragraph-rsid="0004aaf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officeooo:rsid="0004aafa" officeooo:paragraph-rsid="0004aafa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12pt" fo:font-weight="bold" officeooo:rsid="0004aafa" officeooo:paragraph-rsid="0004aafa" style:font-size-asian="12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reak-before="page" fo:background-color="transparent"/>
      <style:text-properties fo:font-size="12pt" fo:font-weight="bold" officeooo:rsid="000c5725" officeooo:paragraph-rsid="000c5725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12pt" officeooo:rsid="000533a4" officeooo:paragraph-rsid="000533a4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12pt" officeooo:rsid="00090960" officeooo:paragraph-rsid="00090960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12pt" fo:font-weight="normal" officeooo:rsid="000c5725" officeooo:paragraph-rsid="000c5725" style:font-size-asian="12pt" style:font-weight-asian="normal" style:font-size-complex="12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reak-before="page" fo:background-color="transparent"/>
      <style:text-properties fo:font-variant="normal" fo:text-transform="none" fo:color="#222222" style:font-name="Liberation Serif" fo:font-size="12pt" fo:letter-spacing="normal" fo:font-style="normal" fo:font-weight="bold" officeooo:rsid="001b513c" officeooo:paragraph-rsid="001b513c" style:font-size-asian="12pt" style:font-weight-asian="bold" style:font-size-complex="12pt" style:font-weight-complex="bold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de237" officeooo:paragraph-rsid="001de237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ff95a" officeooo:paragraph-rsid="001ff95a" style:font-size-asian="12pt" style:font-size-complex="12pt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b513c" officeooo:paragraph-rsid="002b1a7a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bold" officeooo:rsid="00247c3b" officeooo:paragraph-rsid="00247c3b" style:font-size-asian="12pt" style:font-weight-asian="bold" style:font-size-complex="12pt" style:font-weight-complex="bold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bold" officeooo:rsid="001b513c" officeooo:paragraph-rsid="002a69a7" style:font-size-asian="12pt" style:font-weight-asian="bold" style:font-size-complex="12pt" style:font-weight-complex="bold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bold" officeooo:rsid="001b513c" officeooo:paragraph-rsid="002b1a7a" style:font-size-asian="12pt" style:font-weight-asian="bold" style:font-size-complex="12pt" style:font-weight-complex="bold"/>
    </style:style>
    <style:style style:name="P3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.5in" style:auto-text-indent="false" style:page-number="auto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280bc5" officeooo:paragraph-rsid="0029a5e2" style:font-size-asian="12pt" style:font-size-complex="12pt"/>
    </style:style>
    <style:style style:name="P34" style:family="paragraph" style:parent-style-name="Text_20_body" style:list-style-name="L1">
      <loext:graphic-properties draw:fill="none"/>
      <style:paragraph-properties fo:margin-top="0in" fo:margin-bottom="0.0972in" loext:contextual-spacing="false" fo:line-height="120%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b513c" officeooo:paragraph-rsid="00247c3b" style:font-size-asian="12pt" style:font-size-complex="12pt"/>
    </style:style>
    <style:style style:name="P35" style:family="paragraph" style:parent-style-name="Text_20_body" style:list-style-name="L3">
      <loext:graphic-properties draw:fill="none"/>
      <style:paragraph-properties fo:margin-top="0in" fo:margin-bottom="0.0972in" loext:contextual-spacing="false" fo:line-height="120%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b513c" officeooo:paragraph-rsid="002b1a7a" style:font-size-asian="12pt" style:font-size-complex="12pt"/>
    </style:style>
    <style:style style:name="P36" style:family="paragraph" style:parent-style-name="Text_20_body" style:list-style-name="L2" style:master-page-name="">
      <loext:graphic-properties draw:fill="none"/>
      <style:paragraph-properties fo:margin-left="1.0618in" fo:margin-right="0in" fo:margin-top="0in" fo:margin-bottom="0.0972in" loext:contextual-spacing="false" fo:line-height="120%" fo:text-indent="-0.25in" style:auto-text-indent="false" style:page-number="auto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b513c" officeooo:paragraph-rsid="00247c3b" style:font-size-asian="12pt" style:font-size-complex="12pt"/>
    </style:style>
    <style:style style:name="P37" style:family="paragraph" style:parent-style-name="Text_20_body" style:list-style-name="L2">
      <loext:graphic-properties draw:fill="none"/>
      <style:paragraph-properties fo:margin-left="1.0618in" fo:margin-right="0in" fo:margin-top="0in" fo:margin-bottom="0.0972in" loext:contextual-spacing="false" fo:line-height="120%" fo:text-indent="-0.25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b513c" officeooo:paragraph-rsid="00247c3b" style:font-size-asian="12pt" style:font-size-complex="12pt"/>
    </style:style>
    <style:style style:name="T1" style:family="text">
      <style:text-properties officeooo:rsid="000af9d9"/>
    </style:style>
    <style:style style:name="T2" style:family="text">
      <style:text-properties officeooo:rsid="000c5725"/>
    </style:style>
    <style:style style:name="T3" style:family="text">
      <style:text-properties fo:language="la" fo:country="V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c21d" style:font-weight-asian="bold" style:font-weight-complex="bold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132231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32231" style:font-size-asian="12pt" style:font-size-complex="12pt" loext:padding="0in" loext:border="none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13f34b" style:font-size-asian="12pt" style:font-size-complex="12pt"/>
    </style:style>
    <style:style style:name="T9" style:family="text">
      <style:text-properties fo:font-variant="normal" fo:text-transform="none" fo:color="#222222" style:font-name="Liberation Serif" fo:letter-spacing="normal"/>
    </style:style>
    <style:style style:name="T10" style:family="text">
      <style:text-properties fo:font-variant="normal" fo:text-transform="none" fo:color="#222222" style:font-name="Liberation Serif" fo:letter-spacing="normal" fo:font-style="normal" fo:font-weight="bold"/>
    </style:style>
    <style:style style:name="T11" style:family="text">
      <style:text-properties fo:font-variant="normal" fo:text-transform="none" fo:color="#222222" style:font-name="Liberation Serif" fo:letter-spacing="normal" fo:font-style="normal" fo:font-weight="bold" officeooo:rsid="00132231" style:font-weight-asian="bold" style:font-weight-complex="bold"/>
    </style:style>
    <style:style style:name="T12" style:family="text">
      <style:text-properties fo:font-variant="normal" fo:text-transform="none" fo:color="#222222" style:font-name="Liberation Serif" fo:letter-spacing="normal" fo:font-style="normal" fo:font-weight="bold" officeooo:rsid="0022b2bd" style:font-weight-asian="bold" style:font-weight-complex="bold"/>
    </style:style>
    <style:style style:name="T13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14" style:family="text">
      <style:text-properties fo:font-variant="normal" fo:text-transform="none" fo:color="#222222" style:font-name="Liberation Serif" fo:letter-spacing="normal" fo:font-style="normal" fo:font-weight="normal" officeooo:rsid="00132231"/>
    </style:style>
    <style:style style:name="T15" style:family="text">
      <style:text-properties fo:font-variant="normal" fo:text-transform="none" fo:color="#222222" style:font-name="Liberation Serif" fo:letter-spacing="normal" fo:font-style="normal" fo:font-weight="normal" officeooo:rsid="0022b2bd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333333" fo:letter-spacing="normal" fo:font-style="normal"/>
    </style:style>
    <style:style style:name="T18" style:family="text">
      <style:text-properties fo:font-variant="normal" fo:text-transform="none" fo:color="#333333" fo:letter-spacing="normal" fo:font-style="normal" fo:font-weight="normal"/>
    </style:style>
    <style:style style:name="T19" style:family="text">
      <style:text-properties fo:font-variant="normal" fo:text-transform="none" fo:color="#333333" fo:letter-spacing="normal" fo:font-style="normal" fo:font-weight="normal" officeooo:rsid="001d52df"/>
    </style:style>
    <style:style style:name="T20" style:family="text">
      <style:text-properties fo:font-variant="normal" fo:text-transform="none" fo:color="#333333" fo:letter-spacing="normal" fo:font-style="normal" fo:font-weight="normal" officeooo:rsid="001e8827"/>
    </style:style>
    <style:style style:name="T21" style:family="text">
      <style:text-properties fo:font-variant="normal" fo:text-transform="none" fo:color="#333333" fo:letter-spacing="normal" fo:font-style="normal" fo:font-weight="normal" officeooo:rsid="001ff95a"/>
    </style:style>
    <style:style style:name="T22" style:family="text">
      <style:text-properties fo:font-variant="normal" fo:text-transform="none" fo:color="#333333" fo:letter-spacing="normal" fo:font-style="normal" fo:font-weight="normal" officeooo:rsid="001b513c"/>
    </style:style>
    <style:style style:name="T23" style:family="text">
      <style:text-properties fo:font-variant="normal" fo:text-transform="none" fo:color="#333333" fo:letter-spacing="normal" fo:font-style="normal" fo:font-weight="normal" officeooo:rsid="00247c3b"/>
    </style:style>
    <style:style style:name="T24" style:family="text">
      <style:text-properties fo:font-variant="normal" fo:text-transform="none" fo:color="#333333" fo:letter-spacing="normal" fo:font-style="normal" fo:font-weight="normal" officeooo:rsid="002b6e05"/>
    </style:style>
    <style:style style:name="T25" style:family="text">
      <style:text-properties fo:font-variant="normal" fo:text-transform="none" fo:color="#333333" fo:letter-spacing="normal" fo:font-style="normal" fo:font-weight="normal" officeooo:rsid="002f06c1"/>
    </style:style>
    <style:style style:name="T26" style:family="text">
      <style:text-properties fo:font-variant="normal" fo:text-transform="none" fo:color="#333333" fo:letter-spacing="normal" fo:font-style="normal" fo:font-weight="normal" officeooo:rsid="002fa214"/>
    </style:style>
    <style:style style:name="T27" style:family="text">
      <style:text-properties fo:font-variant="normal" fo:text-transform="none" fo:color="#333333" fo:letter-spacing="normal" fo:font-style="normal" fo:font-weight="normal" officeooo:rsid="0034f764"/>
    </style:style>
    <style:style style:name="T28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333333" fo:letter-spacing="normal" fo:font-style="normal" fo:font-weight="bold" officeooo:rsid="001b513c" style:font-weight-asian="bold" style:font-weight-complex="bold"/>
    </style:style>
    <style:style style:name="T30" style:family="text">
      <style:text-properties fo:font-variant="normal" fo:text-transform="none" fo:color="#333333" fo:letter-spacing="normal" fo:font-style="normal" officeooo:rsid="001b513c"/>
    </style:style>
    <style:style style:name="T31" style:family="text">
      <style:text-properties fo:font-variant="normal" fo:text-transform="none" fo:color="#333333" style:font-name="Liberation Serif" fo:font-size="12pt" fo:letter-spacing="normal" fo:font-style="normal" fo:font-weight="normal" officeooo:rsid="002fa214" style:font-size-asian="12pt" style:font-size-complex="12pt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fo:font-weight="normal" officeooo:rsid="00309ddb" style:font-size-asian="12pt" style:font-size-complex="12pt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fo:font-weight="normal" officeooo:rsid="00314aff" style:font-size-asian="12pt" style:font-size-complex="12pt"/>
    </style:style>
    <style:style style:name="T34" style:family="text">
      <style:text-properties fo:font-variant="normal" fo:text-transform="none" fo:color="#333333" style:font-name="Liberation Serif" fo:font-size="12pt" fo:letter-spacing="normal" fo:font-style="normal" fo:font-weight="normal" officeooo:rsid="00309ddb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36" style:family="text">
      <style:text-properties fo:font-variant="normal" fo:text-transform="none" fo:color="#333333" style:font-name="Liberation Serif" fo:font-size="12pt" fo:letter-spacing="normal" fo:font-style="normal" officeooo:rsid="001b513c" style:font-size-asian="12pt" style:font-size-complex="12pt"/>
    </style:style>
    <style:style style:name="T37" style:family="text">
      <style:text-properties fo:font-variant="normal" fo:text-transform="none" fo:color="#303030" style:font-name="Liberation Serif" fo:font-size="12pt" fo:letter-spacing="normal" fo:font-style="normal" fo:font-weight="normal" officeooo:rsid="00309ddb" style:font-size-asian="12pt" style:font-weight-asian="normal" style:font-size-complex="12pt" style:font-weight-complex="normal"/>
    </style:style>
    <style:style style:name="T38" style:family="text">
      <style:text-properties officeooo:rsid="000dc21d"/>
    </style:style>
    <style:style style:name="T39" style:family="text">
      <style:text-properties officeooo:rsid="000f9f40"/>
    </style:style>
    <style:style style:name="T40" style:family="text">
      <style:text-properties officeooo:rsid="0011ea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45in" fo:text-indent="-0.25in" fo:margin-left="3.294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Интеллект. Условия, влияющие на развитие интеллекта.</text:p>
      <text:p text:style-name="P20"/>
      <text:p text:style-name="P21">Актуальность:</text:p>
      <text:p text:style-name="P23">На протяжении многих столетий считалось, что интеллектом может обладать только одно существо на Земле — человек. <text:span text:style-name="T40">Относительно недавно было установлено, что животные могут обладать неким, довольно примитивным интеллектом. Однако с</text:span>егодня мы <text:span text:style-name="T39">уже </text:span>точно <text:span text:style-name="T39">можем сказать, что интеллектом обладают не только животные, но и машины, называемые интеллектуальными системами</text:span>, <text:span text:style-name="T39">которые</text:span> способны решать самые сложные и нестандартные задачи, часто ставящие человека в тупик. </text:p>
      <text:p text:style-name="P24">При этом на человека постоянно оказывают воздействие различные факторы. <text:s/><text:span text:style-name="T1">Они</text:span> сказываются на его интеллекте положительно или отрицательно. Давайте как раз и рассмотрим эти факторы. </text:p>
      <text:p text:style-name="P22">Введение:</text:p>
      <text:p text:style-name="P25">Для начала введем некоторые определения:</text:p>
      <text:p text:style-name="P14"><text:span text:style-name="T4">Интеллект</text:span> (от <text:span text:style-name="T2">лат. </text:span><text:span text:style-name="T3">Intellectus </text:span>«восприятие»; «разумение», «<text:span text:style-name="T2">понимание</text:span>»; «<text:span text:style-name="T2">понятие</text:span>», «рассудок» ) или <text:span text:style-name="T2">ум</text:span>— качество <text:span text:style-name="T2">психики</text:span>, состоящее из <text:span text:style-name="T2">способности </text:span>приспосабливаться к новым ситуациям, способности к обучению и запоминанию на основе <text:span text:style-name="T2">опыта</text:span>, пониманию и применению абстрактных концепций и использованию своих знаний для управления окружающей человека средой. Общая способность к познанию и решению проблем, которая объединяет все познавательные способности: <text:span text:style-name="T2">ощущение, восприятие, память, представление, мышление, воображение, а также внимание, волю и рефлексию.</text:span> </text:p>
      <text:p text:style-name="P6"><text:span text:style-name="T5">Фактор</text:span><text:span text:style-name="T38"> (лат. factor «делающий, производящий») - причина, движущая сила какого-либо процесса, определяющая его характер или отдельные его черты.</text:span></text:p>
      <text:p text:style-name="P6"><text:span text:style-name="T5">Условия </text:span><text:span text:style-name="T38">— совокупность объектов (вещей, процессов, отношений и т.д.), необходимых для возникновения, существования или изменения данного объекта (обусловливаемого). <text:s/></text:span></text:p>
      <text:p text:style-name="P2"><text:span text:style-name="T10">Развитие </text:span><text:span text:style-name="T9">— </text:span><text:span text:style-name="T13">это тип движения и изменения в природе и обществе, связанный с переходом от одного качества, состояния к другому, от старого к новом</text:span><text:span text:style-name="T14">у.</text:span></text:p>
      <text:p text:style-name="P3"><text:span text:style-name="T11">I</text:span><text:span text:style-name="T12">Q </text:span><text:span text:style-name="T15">(коэффициент интеллекта) — количественная оценка уровня интеллекта человека: уровень интеллекта относительно уровня интеллекта среднестатистического человека. </text:span></text:p>
      <text:p text:style-name="P1">Данные определения очень важны, для понимания для понимания дальнейшей работы.</text:p>
      <text:p text:style-name="P4"><text:span text:style-name="Strong_20_Emphasis"><text:span text:style-name="T7">Развитие интеллекта </text:span></text:span><text:span text:style-name="T6">зависит от тех же факторов, что и развитие других функций организма, </text:span><text:span text:style-name="T8">то есть</text:span><text:span text:style-name="T6"> от генетических и иных врожденных факторов, с одной стороны, и от окружающей среды — с другой.</text:span></text:p>
      <text:p text:style-name="P7"><text:span text:style-name="T14">Р</text:span><text:span text:style-name="T13">ассмотрим обе составляющие подробнее в основной части.</text:span></text:p>
      <text:p text:style-name="P26">Основная часть</text:p>
      <text:p text:style-name="P8"><text:span text:style-name="T16">Известно, что основными факторами, оказывающими свое влияние на интеллект ребенка, являются наследственность и воздействие среды. </text:span><text:span text:style-name="T18">Наследственные влияния передаются через гены, которые получает ребенок от родителей. </text:span><text:span text:style-name="T19">То есть р</text:span><text:span text:style-name="T18">одители несут ответственность за формирование существенных для развития интеллекта ребенка биологических структур, и прежде всего, нервной системы. </text:span><text:span text:style-name="T19">Ф</text:span><text:span text:style-name="T18">акторы </text:span><text:span text:style-name="T19">среды</text:span><text:span text:style-name="T18"> ребенок ощущает от момента зачатия до самой смерти — это пища, физико-химические воздействия, обучение, социальный опыт, роль семьи, влияние культуры и много другое. </text:span></text:p>
      <text:p text:style-name="P27">Психолог Рэймонд Кэттел выдвинул теорию подвижного и кристаллизовавшегося интеллекта. Согласно этой теории интеллект можно условно разделить на подвижный — способность мыслить логически, анализировать и решать задачи, выходящие за пределы предыдущего опыта и кристаллизовавшийся — накопленный опыт и способность использовать усвоенные знания и навыки.</text:p>
      <text:p text:style-name="P10"><text:span text:style-name="T18">К</text:span><text:span text:style-name="T20">эттел считает, что к</text:span><text:span text:style-name="T18">ристаллизовавшийся интеллект зависит от образования, условий культурной среды. В то время, как подвижный интеллект обусловлен генетически. </text:span></text:p>
      <text:p text:style-name="P9"><text:span text:style-name="T18"><text:s/></text:span><text:span text:style-name="T21">Канадский психолог</text:span><text:span text:style-name="T18"> Ф. Ганье</text:span><text:span text:style-name="T16"> предположил, что интеллект, который является природным качеством, должен развиваться на протяжении всей жизни человека. Это происходит путем систематических занятий, тренировок и практики «мастерства в определенных областях человеческой активности и деятельности». </text:span><text:span text:style-name="T18">Таким образом, по мнению Ф.Ганье, происходит превращение одаренности в талант. </text:span></text:p>
      <text:p text:style-name="P28">На данный процесс могут оказывать влияние две группы факторов: внутренние и внешние. По мнению Ф.Ганье у внутренним факторам относятся физические и психологические факторы, которые обусловлены генетикой человека. Внешние факторы — среда обитания человека, окружающие его люди, знаменательные события. </text:p>
      <text:p text:style-name="P11"><text:span text:style-name="T18">Американский психолог Р. Нисбет считает, что на интеллект человека внешние факторы оказывают гораздо большее воздействие, нежели внутренние. </text:span><text:span text:style-name="T22">Убеждение Р. Нисбета в том, что социокультурное окружение влияет на интеллект ребенка основано на его и</text:span><text:span text:style-name="T23">з</text:span><text:span text:style-name="T22">учении детей, выходцев из семей с низким социальным статусом. IQ этих детей на 12- 18 пунктов отстает от IQ их сверстников, выходцев из благополучных семей, в которых детям предоставляется более развивающая обстановка. Подобно тому, как плохое питание негативно влияет на развитие ребенка в утробе матери, так и окружающая среда оказывает на интеллектуальное развитие ребенка. Р. Нисбет рассматривает детей из благополучных семей с достатком и детей из семей с низким достатком и делает следующие выводы. В семьях с достатком:</text:span></text:p>
      <text:p text:style-name="P30">В семьях с достатком:</text:p>
      <text:list xml:id="list9175859181376288929" text:style-name="L1">
        <text:list-item>
          <text:p text:style-name="P34">говорят с детьми на «хорошем» английском языке; задают детям развивающие вопросы; комментируют детские высказывания; обсуждают с детьми вопросы из жизни ребенка и детские эмоции;</text:p>
        </text:list-item>
        <text:list-item>
          <text:p text:style-name="P34">побуждают детей участвовать в дискуссиях за столом, которые ведутся взрослыми;</text:p>
        </text:list-item>
        <text:list-item>
          <text:p text:style-name="P34"><text:soft-page-break/><text:s/>ребенок говорит 2 000 слов в час; </text:p>
        </text:list-item>
        <text:list-item>
          <text:p text:style-name="P34">к трехлетнему возрасту, ребенок может услышать более 30 миллионов слов;</text:p>
        </text:list-item>
        <text:list-item>
          <text:p text:style-name="P34">в доме много книг; ребенку начинают читать с 6-месячного возраста; </text:p>
        </text:list-item>
        <text:list-item>
          <text:p text:style-name="P34">взрослые связывают прочитанный материал с примерами и событиями из жизни ребенка; задают вопросы, начинающиеся с «Что?» и «Почему?» по прочитанному тексту, побуждают ребенка участвовать в процессе чтения; </text:p>
        </text:list-item>
        <text:list-item>
          <text:p text:style-name="P34">словами описывают то, что нужно сделать ребенку; </text:p>
        </text:list-item>
        <text:list-item>
          <text:p text:style-name="P34">принимают активное участие в жизни ребенка, расспрашивают о ребенке у воспитателей, ровесников; </text:p>
        </text:list-item>
        <text:list-item>
          <text:p text:style-name="P34">родители активно работают над тем, чтобы развить таланты и способности ребенка;</text:p>
        </text:list-item>
        <text:list-item>
          <text:p text:style-name="P34">вовлекают ребенка в познавательную активность в летний период, такую как: чтение, разговоры, походы в музеи и зоопарк, в результате чего, у ребенка повышается его IQ. </text:p>
        </text:list-item>
      </text:list>
      <text:p text:style-name="P15"><text:span text:style-name="T36">В </text:span><text:span text:style-name="T35">семьях с низким достатком:</text:span></text:p>
      <text:list xml:id="list8353853747285014140" text:style-name="L2">
        <text:list-item>
          <text:p text:style-name="P36">мало говорят с детьми; общение в основном в виде распоряжений;</text:p>
        </text:list-item>
        <text:list-item>
          <text:p text:style-name="P37">ведутся обсуждения между взрослыми с убеждением в том, что детям не интересно участие в дискуссии;</text:p>
        </text:list-item>
        <text:list-item>
          <text:p text:style-name="P37">ребенок говорит 1 300 слов в час; </text:p>
        </text:list-item>
        <text:list-item>
          <text:p text:style-name="P37">к трехлетнему возрасту, ребенок услышал 20 миллионов слов;</text:p>
        </text:list-item>
        <text:list-item>
          <text:p text:style-name="P37">книг в доме мало; взрослые поздно начинают читать ребенку книги;</text:p>
        </text:list-item>
        <text:list-item>
          <text:p text:style-name="P37">не связывают материал из книжки с жизнью ребенка; задают вопросы, начинающиеся с «Что?», но не задают вопросов, начинающихся с «Почему?»; считают комментирование ребенка прочитанного простым перебиванием и просят ребенка не отвлекаться, а внимательно слушать текст;</text:p>
        </text:list-item>
        <text:list-item>
          <text:p text:style-name="P37">показывают, как надо делать что-либо, в лучшем случае, могут сказать: «Делай так!»;</text:p>
        </text:list-item>
        <text:list-item>
          <text:p text:style-name="P37">не участвуют в жизни ребенка; дети предоставлены сами себе и большую часть времени проводят в играх и просмотре телевизионных передач;</text:p>
        </text:list-item>
        <text:list-item>
          <text:p text:style-name="P37">родители видят свою роль в том, чтобы ребенок был сыт, одет, обут, был опрятным; дети растут и развиваются сами по себе;</text:p>
        </text:list-item>
        <text:list-item>
          <text:p text:style-name="P37">не стимулируют развитие ребенка летом, в результате, у ребенка падает его IQ.</text:p>
        </text:list-item>
      </text:list>
      <text:p text:style-name="P33">Таким образом, Р.Нисбет приходит к выводу, что такие простые вещи как разговор с детьми, чтение ребенку книг, комментарии по поводу прочитанного возбуждают любопытство у детей и поднимают их интеллект. Так внешняя среда влияет на IQ ребенка, его успехи в образовании и карьере. </text:p>
      <text:p text:style-name="P16"><text:span text:style-name="T29">Другие факторы окружающей среды, влияющие на интеллект ребенка</text:span><text:span text:style-name="T22"> </text:span></text:p>
      <text:p text:style-name="P31">Шлепание малышей. </text:p>
      <text:p text:style-name="P29">В возрасте до одного года малыша не оскорбляют физические наказания, и, наоборот, 2-З-летний ребенок остро реагирует, если его отшлепать, считает М. Ибука. Согласно исследованиям Мюррея Штрауса из Университета Нью- Хампешира, дети в возрасте от 2 до 4 лет, которых родители шлепают, на 5 пунктов по шкале IQ отстают от своих ровесников, которых родители не наказывают подобным образом. Дети в возрасте от 5 до 9 лет, которых родители шлепают, отстают на 2.8 пункта от других детей, которых родители не наказывают.</text:p>
      <text:p text:style-name="P12"><text:span text:style-name="T22"><text:s/></text:span><text:span text:style-name="T29">Сон.</text:span></text:p>
      <text:p text:style-name="P29">Моник Ле Буржуа из Университета Браун изучила, как сон влияет на интеллект дошкольников. Она обнаружила, что если в выходные ребенок на один час больше поспит, то при сдаче теста в понедельник, его IQ увеличивается на 7 пунктов. </text:p>
      <text:p text:style-name="P32">Свинец в крови.</text:p>
      <text:p text:style-name="P12"><text:span text:style-name="T22"><text:s/>Американски</text:span><text:span text:style-name="T24">е</text:span><text:span text:style-name="T22"> исследователи обнаружили, что у детей, имеющих в крови свинца меньше, чем 10 микрограмм на децилитр, на 11.1 пункта отстают по шкале тестов Станфорд- Бине от других детей. Каждые дополнительные 10- микрограмм свинца в крови ребенка дают увеличение IQ по шкале на 5.5 пунктов.</text:span></text:p>
      <text:p text:style-name="P17"><text:span text:style-name="T29">В</text:span><text:span text:style-name="T28">ывод</text:span></text:p>
      <text:p text:style-name="P13"><text:span text:style-name="T18">Интеллект человека зависит от внешних и внутренних факторов. </text:span><text:span text:style-name="T25">Внутренние факторы, как правило сложно изменить, в то время как их влияние в целом на интеллект человека оказывается меньшим, чем влияние внешних факторов. </text:span><text:span text:style-name="T26">Внешние факторы в большей степени определяют интеллект человека. Их наличие или отсутствие может сказаться на интеллекте человека как в положительную, так и в отрицательную сторону.</text:span></text:p>
      <text:p text:style-name="P5"><text:span text:style-name="T31"><text:s/></text:span><text:span text:style-name="T32">Интеллект — динамическая система и ее необходимо постоянно поддерживать. </text:span><text:span text:style-name="T33">При прекращении стимуляции интеллект способен снижаться.</text:span><text:span text:style-name="T32"> Другими словами, вспоминая высказывание литературного персонажа: </text:span><text:span text:style-name="T34">«</text:span><text:span text:style-name="Strong_20_Emphasis"><text:span text:style-name="T37">Нужно бежать со всех ног, чтобы только оставаться на месте, а чтобы куда-то попасть, надо бежать как минимум вдвое быстрее</text:span></text:span><text:span text:style-name="T37">!</text:span><text:span text:style-name="T34">»</text:span></text:p>
      <text:p text:style-name="P18"><text:span text:style-name="T30">И</text:span><text:span text:style-name="T17">спользуемая литература</text:span></text:p>
      <text:list xml:id="list9186525446251593561" text:style-name="L3">
        <text:list-item>
          <text:p text:style-name="P35">М. Ибука. «После трёх уже поздно»</text:p>
        </text:list-item>
        <text:list-item>
          <text:p text:style-name="P35">Bernard SM, McGeehin MA. 2003. Prevalence of blood lead levels ≥ 5 micro g/dL among US children 1 to 5 years of age and socioeconomic and demographic factors associated with blood of lead levels 5 to 10 micro g/dL, Third National Health and Nutrition Examination Survey </text:p>
        </text:list-item>
        <text:list-item>
          <text:p text:style-name="P35">Cattell, James McKeen. 1902. The time of perception as a measure of differences in intensity.</text:p>
        </text:list-item>
        <text:list-item>
          <text:p text:style-name="P35">Dweck,C.(1999) Self Theories: Their role in motivation, personality and development. Philadelphia, PA</text:p>
        </text:list-item>
        <text:list-item>
          <text:p text:style-name="P35">Gagne,F.(1995).From giftedness to talent: A development model and its impact on the language of the field.</text:p>
        </text:list-item>
        <text:list-item>
          <text:p text:style-name="P35">Nisbett, R. and T. Wilson (1977). «Telling More than we can Know: Verbal reports on mental processes».</text:p>
        </text:list-item>
        <text:list-item>
          <text:p text:style-name="P35">Torrance E. P. Growing up creatively gifted: A 22-year longitudinal study. Creative Child and Adult Quarter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Roboto, 'Open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39:57.331873124</meta:creation-date>
    <dc:date>2019-04-16T10:27:38.688295818</dc:date>
    <meta:editing-duration>PT2H52M45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7" meta:paragraph-count="62" meta:word-count="1376" meta:character-count="9867" meta:non-whitespace-character-count="8542"/>
  </office:meta>
</office:document-meta>
</file>